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490000034919122DBE2CA6D87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72pt" style:font-size-asian="63pt" style:font-size-complex="72pt"/>
    </style:style>
    <style:style style:name="T1" style:family="text">
      <style:text-properties officeooo:rsid="001a0717"/>
    </style:style>
    <style:style style:name="T2" style:family="text">
      <style:text-properties officeooo:rsid="001bc2c5"/>
    </style:style>
    <style:style style:name="T3" style:family="text">
      <style:text-properties officeooo:rsid="001c5962"/>
    </style:style>
    <style:style style:name="T4" style:family="text">
      <style:text-properties officeooo:rsid="001cc1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0252in" svg:y="0.0311in" svg:width="2in" svg:height="2in" draw:z-index="0"><draw:image xlink:href="Pictures/10000201000003490000034919122DBE2CA6D87C.png" xlink:type="simple" xlink:show="embed" xlink:actuate="onLoad" loext:mime-type="image/png"/></draw:frame><text:s/><text:span text:style-name="T4">Regular</text:span></text:p>
      <text:p text:style-name="P1"><text:s/><text:span text:style-name="T4">Coffe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shadow="none" fo:background-color="transparent" style:writing-mode="lr-tb" draw:fill="non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23:10:45.400228547</meta:creation-date>
    <meta:print-date>2019-06-22T23:55:19.856117580</meta:print-date>
    <dc:date>2019-06-23T00:12:04.291901146</dc:date>
    <meta:editing-duration>PT50M57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1" meta:paragraph-count="2" meta:word-count="2" meta:character-count="15" meta:non-whitespace-character-count="13"/>
  </office:meta>
</office:document-meta>
</file>